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4872164953749131482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5586515879914884938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0.6 miles.</text:p>
      <text:p text:style-name="P24"/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 during the mile.</text:p>
      <text:p text:style-name="P22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2">I warmed down with a mile walk and run in 11:53. <text:s/>I walked 2 x 0.16 miles during the mile.</text:p>
      <text:p text:style-name="P22"/>
      <text:p text:style-name="P22">Wed 2/15/2017 <text:span text:style-name="T1">7.5 miles</text:span></text:p>
      <text:p text:style-name="P22">I ran and walked 7.5 miles on hilly roads in 1:27:41 or 11:41/mile. <text:s text:c="2"/>I walked 14 times for a total of 1.5 miles of walking and 6 miles of running.</text:p>
      <text:p text:style-name="P22"/>
      <text:p text:style-name="P22">Thur 2/16/2017 <text:span text:style-name="T1">7.5 miles</text:span></text:p>
      <text:p text:style-name="P22">I ran 7 miles on hilly roads in 1:12:00 or 10:17/mi. <text:s/>Every mile was close to 10:40 except the fifth mile was in 4:08 + 3:50 = 7:58.</text:p>
      <text:p text:style-name="P22">I warmed down with a ½ mile walk in 6:54.</text:p>
      <text:p text:style-name="P22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6T14:49:46.87</dc:date>
    <dc:creator>James Lombardi</dc:creator>
    <meta:editing-duration>PT12H38M14S</meta:editing-duration>
    <meta:editing-cycles>75</meta:editing-cycles>
    <meta:document-statistic meta:table-count="0" meta:image-count="0" meta:object-count="0" meta:page-count="19" meta:paragraph-count="614" meta:word-count="6733" meta:character-count="33389"/>
  </office:meta>
</office:document-meta>
</file>